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68.53mm"/>
    </style:style>
    <style:style style:name="co3" style:family="table-column">
      <style:table-column-properties fo:break-before="auto" style:column-width="97.9mm"/>
    </style:style>
    <style:style style:name="co4" style:family="table-column">
      <style:table-column-properties fo:break-before="auto" style:column-width="71.97mm"/>
    </style:style>
    <style:style style:name="co5" style:family="table-column">
      <style:table-column-properties fo:break-before="auto" style:column-width="76.99mm"/>
    </style:style>
    <style:style style:name="co6" style:family="table-column">
      <style:table-column-properties fo:break-before="auto" style:column-width="85.73mm"/>
    </style:style>
    <style:style style:name="co7" style:family="table-column">
      <style:table-column-properties fo:break-before="auto" style:column-width="81.49mm"/>
    </style:style>
    <style:style style:name="co8" style:family="table-column">
      <style:table-column-properties fo:break-before="auto" style:column-width="86.25mm"/>
    </style:style>
    <style:style style:name="co9" style:family="table-column">
      <style:table-column-properties fo:break-before="auto" style:column-width="114.56mm"/>
    </style:style>
    <style:style style:name="co10" style:family="table-column">
      <style:table-column-properties fo:break-before="auto" style:column-width="48.95mm"/>
    </style:style>
    <style:style style:name="co11" style:family="table-column">
      <style:table-column-properties fo:break-before="auto" style:column-width="83.61mm"/>
    </style:style>
    <style:style style:name="co12" style:family="table-column">
      <style:table-column-properties fo:break-before="auto" style:column-width="45.24mm"/>
    </style:style>
    <style:style style:name="co13" style:family="table-column">
      <style:table-column-properties fo:break-before="auto" style:column-width="39.6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Devolder_2c__20_Billie">
      <style:table-properties table:display="true" style:writing-mode="lr-tb"/>
    </style:style>
    <style:style style:name="ta2" style:family="table" style:master-page-name="PageStyle_5f_De_20_Pontieu_2c__20_Thomas">
      <style:table-properties table:display="true" style:writing-mode="lr-tb"/>
    </style:style>
    <style:style style:name="ta3" style:family="table" style:master-page-name="PageStyle_5f_Knockaert_2c__20_Jarre">
      <style:table-properties table:display="true" style:writing-mode="lr-tb"/>
    </style:style>
    <style:style style:name="ta4" style:family="table" style:master-page-name="PageStyle_5f_Persoon_2c__20_Sam">
      <style:table-properties table:display="true" style:writing-mode="lr-tb"/>
    </style:style>
    <style:style style:name="ta5" style:family="table" style:master-page-name="PageStyle_5f_Van_20_Renterghem_2c__20_Jorg">
      <style:table-properties table:display="true" style:writing-mode="lr-tb"/>
    </style:style>
    <style:style style:name="ta6" style:family="table" style:master-page-name="PageStyle_5f_Van_20_Roose_2c__20_Tomas">
      <style:table-properties table:display="true" style:writing-mode="lr-tb"/>
    </style:style>
    <style:style style:name="ta7" style:family="table" style:master-page-name="PageStyle_5f_Verschelden_2c__20_Freek">
      <style:table-properties table:display="true" style:writing-mode="lr-tb"/>
    </style:style>
    <style:style style:name="ta8" style:family="table" style:master-page-name="PageStyle_5f_Totaal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 style:data-style-name="N11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 style:data-style-name="N1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&gt;20" style:apply-style-name="ConditionalStyle_5f_1" style:base-cell-address="Totaal.B2"/>
    </style:style>
    <style:style style:name="ce3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older, Billi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volder, Bill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Website vakoverschrijdend project lezen</text:p>
          </table:table-cell>
          <table:table-cell/>
          <table:table-cell table:style-name="ce4"/>
          <table:table-cell table:style-name="ce9" office:value-type="date" office:date-value="2017-03-28" calcext:value-type="date">
            <text:p>28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PI specifica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vu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Projectbeschrijving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4.25" calcext:value-type="float">
            <text:p>4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6" calcext:value-type="float">
            <text:p>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1</text:p>
          </table:table-cell>
          <table:table-cell/>
          <table:table-cell table:style-name="ce4"/>
          <table:table-cell table:style-name="ce9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verslag vergadering</text:p>
          </table:table-cell>
          <table:table-cell/>
          <table:table-cell table:style-name="ce4"/>
          <table:table-cell table:style-name="ce9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kleine dingen aan API, User bea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9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ccount en Person omzetten naar Us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9" office:value-type="date" office:date-value="2017-04-06" calcext:value-type="date">
            <text:p>06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7" office:value-type="date" office:date-value="2017-02-23" calcext:value-type="date">
            <text:p>23/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8" office:value-type="date" office:date-value="2017-02-24" calcext:value-type="date">
            <text:p>24/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Swagger/Open API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Zorgen dat authenticatie gelijk is aan API specificatie 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9" office:value-type="date" office:date-value="2017-02-26" calcext:value-type="date">
            <text:p>26/02/17</text:p>
          </table:table-cell>
          <table:table-cell table:style-name="ce12" office:value-type="float" office:value="1.5" calcext:value-type="float">
            <text:p>1,5</text:p>
          </table:table-cell>
          <table:table-cell table:style-name="ce4" office:value-type="string" calcext:value-type="string">
            <text:p>Use cases aanpassen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STPermissions afwerken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/users/me paden ondersteunen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Ondersteuning voor properties implementeren</text:p>
          </table:table-cell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9" calcext:value-type="float">
            <text:p>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4])" office:value-type="float" office:value="21" calcext:value-type="float">
            <text:p>2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pring Boot leren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PI specific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ing controll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Klassendiagram + issues aanmaken</text:p>
          </table:table-cell>
          <table:table-cell/>
          <table:table-cell table:style-name="ce4"/>
          <table:table-cell table:style-name="ce9" office:value-type="date" office:date-value="2017-04-14" calcext:value-type="date">
            <text:p>1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ugs fix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eren vloot,subvloot,voertuig</text:p>
          </table:table-cell>
          <table:table-cell/>
          <table:table-cell table:style-name="ce4"/>
          <table:table-cell table:style-name="ce9" office:value-type="date" office:date-value="2017-04-15" calcext:value-type="date">
            <text:p>15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Nieuwe paden implementer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nterfaces DAO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swagger specific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voorbereid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9:.C37])" office:value-type="float" office:value="16.5" calcext:value-type="float">
            <text:p>1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9:.H36])" office:value-type="float" office:value="14" calcext:value-type="float">
            <text:p>14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17" calcext:value-type="date">
            <text:p>17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oorbereiden vergadering morg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Gradle project configureren</text:p>
          </table:table-cell>
          <table:table-cell/>
          <table:table-cell table:style-name="ce4"/>
          <table:table-cell table:style-name="ce9" office:value-type="date" office:date-value="2017-04-18" calcext:value-type="date">
            <text:p>18/04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Vergadering + samen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Implementatie controllers</text:p>
          </table:table-cell>
          <table:table-cell/>
          <table:table-cell table:style-name="ce4"/>
          <table:table-cell table:style-name="ce9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Kleine zaken toevoegen aan controllers + beginnen aan filt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20" calcext:value-type="date">
            <text:p>2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ocumentatie schrijven/updat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dingen veranderen aan Swagger</text:p>
          </table:table-cell>
          <table:table-cell/>
          <table:table-cell table:style-name="ce4"/>
          <table:table-cell table:style-name="ce9" office:value-type="date" office:date-value="2017-04-21" calcext:value-type="date">
            <text:p>21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serController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8" calcext:value-type="date">
            <text:p>08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Test proberen te maken (mislukt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0" calcext:value-type="date">
            <text:p>10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1" calcext:value-type="date">
            <text:p>11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ginering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2:.C53])" office:value-type="float" office:value="33" calcext:value-type="float">
            <text:p>3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2:.H49])" office:value-type="float" office:value="20" calcext:value-type="float">
            <text:p>2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24" calcext:value-type="date">
            <text:p>24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: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aginering toevoegen</text:p>
          </table:table-cell>
          <table:table-cell/>
          <table:table-cell table:style-name="ce4"/>
          <table:table-cell table:style-name="ce9" office:value-type="date" office:date-value="2017-04-28" calcext:value-type="date">
            <text:p>28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PI specificatie opstell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RESTControllers consistent maken</text:p>
          </table:table-cell>
          <table:table-cell/>
          <table:table-cell table:style-name="ce4"/>
          <table:table-cell table:style-name="ce9" office:value-type="date" office:date-value="2017-04-30" calcext:value-type="date">
            <text:p>3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rchitectuur backend verbeter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UT {id} controllers aanpass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deprecated methodes verwijd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itbreiding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eine 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 aan project wer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8:.C69])" office:value-type="float" office:value="22" calcext:value-type="float">
            <text:p>2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8:.H65])" office:value-type="float" office:value="7" calcext:value-type="float">
            <text:p>7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0" calcext:value-type="date">
            <text:p>2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Spring security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ilters implementeren in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3" calcext:value-type="date">
            <text:p>23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 API-beheerd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5" calcext:value-type="date">
            <text:p>25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6" calcext:value-type="date">
            <text:p>2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74:.C81])" office:value-type="float" office:value="12.5" calcext:value-type="float">
            <text:p>12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74:.H81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Pontieu, Thomas" table:style-name="ta2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 Pontieu, Th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4" calcext:value-type="date">
            <text:p>14/02/17</text:p>
          </table:table-cell>
          <table:table-cell table:style-name="ce10" office:value-type="float" office:value="0.75" calcext:value-type="float">
            <text:p>0,75</text:p>
          </table:table-cell>
          <table:table-cell table:style-name="ce4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acturatie bean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ntroductieles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anpassen tests naar unit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3.75" calcext:value-type="float">
            <text:p>3,7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tests herschrijv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/>
          <table:table-cell table:style-name="ce4" table:number-columns-repeated="2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/>
          <table:table-cell table:style-name="ce4" table:number-columns-repeated="2"/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4" table:number-columns-repeated="4"/>
          <table:table-cell/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3.75" calcext:value-type="float">
            <text:p>3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16.75" calcext:value-type="float">
            <text:p>16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tests herschrijv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Tweede vergadering</text:p>
          </table:table-cell>
          <table:table-cell/>
          <table:table-cell table:style-name="ce4"/>
          <table:table-cell table:style-name="ce14" office:value-type="date" office:date-value="2017-04-05" calcext:value-type="date">
            <text:p>05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8.5" calcext:value-type="float">
            <text:p>8,5</text:p>
          </table:table-cell>
          <table:table-cell table:style-name="ce4" office:value-type="string" calcext:value-type="string">
            <text:p>Use cases</text:p>
          </table:table-cell>
          <table:table-cell/>
          <table:table-cell table:style-name="ce4"/>
          <table:table-cell table:style-name="ce14" office:value-type="date" office:date-value="2017-04-06" calcext:value-type="date">
            <text:p>06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database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8" calcext:value-type="date">
            <text:p>08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veranderingen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4" table:number-columns-repeated="4"/>
          <table:table-cell/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4.5" calcext:value-type="float">
            <text:p>14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8.5" calcext:value-type="float">
            <text:p>18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null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null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gradl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atie Identity</text:p>
          </table:table-cell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 table:number-columns-repeated="2"/>
          <table:table-cell table:style-name="ce4"/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float" office:value="13.5" calcext:value-type="float">
            <text:p>13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11" calcext:value-type="float">
            <text:p>1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odels de Beans conventies laten volgen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testrunn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diagrammen &amp; testhandleid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werken aan mode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test plan/sui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model constrain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der werken aan models en tes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Poging tot verstaan van de code om tests te schrijven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float" office:value="25.5" calcext:value-type="float">
            <text:p>25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14" calcext:value-type="float">
            <text:p>14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9" office:value-type="date" office:date-value="2017-04-24" calcext:value-type="date">
            <text:p>24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: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 office:value-type="date" office:date-value="2017-04-29" calcext:value-type="date">
            <text:p>29/04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RESTcontroller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 office:value-type="date" office:date-value="2017-04-30" calcext:value-type="date">
            <text:p>30/04/17</text:p>
          </table:table-cell>
          <table:table-cell table:style-name="ce10" office:value-type="float" office:value="8.5" calcext:value-type="float">
            <text:p>8,5</text:p>
          </table:table-cell>
          <table:table-cell table:style-name="ce4" office:value-type="string" calcext:value-type="string">
            <text:p>RESTcontroller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SSH tunnel werkend krij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1.5" calcext:value-type="float">
            <text:p>11,5</text:p>
          </table:table-cell>
          <table:table-cell table:style-name="ce4" office:value-type="string" calcext:value-type="string">
            <text:p>DAO tests + testhandleiding + vergader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testhandleid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tesrunner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float" office:value="36.5" calcext:value-type="float">
            <text:p>3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17" calcext:value-type="float">
            <text:p>17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runn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float" office:value="2" calcext:value-type="float">
            <text:p>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ckaert, Jarre" table:style-name="ta3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Knockaert, Jar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6" calcext:value-type="date">
            <text:p>16/09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Doornem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chrijven eerste tes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7" calcext:value-type="date">
            <text:p>17/09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Configuratie frontend + kleine wijzigin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9-18" calcext:value-type="date">
            <text:p>18/09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Doornemen pdf's 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Maken searchbars + proberen fixen /tests/app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4" table:number-columns-repeated="4"/>
          <table:table-cell/>
          <table:table-cell table:style-name="ce10" table:number-columns-repeated="3"/>
          <table:table-cell table:style-name="ce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4" calcext:value-type="float">
            <text:p>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20.5" calcext:value-type="float">
            <text:p>20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,75</text:p>
          </table:table-cell>
          <table:table-cell table:style-name="ce4" office:value-type="string" calcext:value-type="string">
            <text:p>Verslag typen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uthenticatie module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aken van use cases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Implementatie RESTFunction + controll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Verderwerken use cases</text:p>
          </table:table-cell>
          <table:table-cell/>
          <table:table-cell table:style-name="ce4"/>
          <table:table-cell table:style-name="ce5" office:value-type="date" office:date-value="2017-04-06" calcext:value-type="date">
            <text:p>06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STController tests fix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Uittypen VoP notities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STController tests + frontend login fixe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anmaken Insurance package + schrijven code</text:p>
          </table:table-cell>
          <table:table-cell/>
          <table:table-cell table:style-name="ce4"/>
          <table:table-cell table:style-name="ce5" office:value-type="date" office:date-value="2017-04-09" calcext:value-type="date">
            <text:p>09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unctions + roles in frontend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diepen in project ( + AngularJS &amp; Backbone ) 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0.25" calcext:value-type="float">
            <text:p>10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5" calcext:value-type="float">
            <text:p>1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4.25" calcext:value-type="float">
            <text:p>4,25</text:p>
          </table:table-cell>
          <table:table-cell table:style-name="ce4" office:value-type="string" calcext:value-type="string">
            <text:p>Frontend refacto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Nalezen domeinmodel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beteren authenticatie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ue introductie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9.5" calcext:value-type="float">
            <text:p>9,5</text:p>
          </table:table-cell>
          <table:table-cell table:style-name="ce4" office:value-type="string" calcext:value-type="string">
            <text:p>Permissie's maken in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essentials</text:p>
          </table:table-cell>
          <table:table-cell/>
          <table:table-cell table:style-name="ce4"/>
          <table:table-cell table:style-name="ce5" office:value-type="date" office:date-value="2017-04-14" calcext:value-type="date">
            <text:p>1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unctionele component maken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Maken van mockup vloot + deel subvloot</text:p>
          </table:table-cell>
          <table:table-cell/>
          <table:table-cell table:style-name="ce4"/>
          <table:table-cell table:style-name="ce15" office:value-type="date" office:date-value="2017-04-14" calcext:value-type="date">
            <text:p>14/04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Afwerken permissie's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fwerken mockup + lezen over Rest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float" office:value="13.5" calcext:value-type="float">
            <text:p>13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6])" office:value-type="float" office:value="27.75" calcext:value-type="float">
            <text:p>27,7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 office:value-type="date" office:date-value="2017-04-17" calcext:value-type="date">
            <text:p>17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Documenteren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Leren over Vue + opzetten website 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Configureren website + veel opzoekwerk 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7.5" calcext:value-type="float">
            <text:p>7,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/>
          <table:table-cell table:style-name="ce5" office:value-type="date" office:date-value="2017-04-21" calcext:value-type="date">
            <text:p>21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 office:value-type="date" office:date-value="2017-04-23" calcext:value-type="date">
            <text:p>23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.5" calcext:value-type="float">
            <text:p>7,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float" office:value="36" calcext:value-type="float">
            <text:p>3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float" office:value="10.5" calcext:value-type="float">
            <text:p>10,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5" calcext:value-type="date">
            <text:p>25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proberen fixen paths in index.htm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Testen API calls + refactoring + listComponent</text:p>
          </table:table-cell>
          <table:table-cell/>
          <table:table-cell table:style-name="ce4"/>
          <table:table-cell table:style-name="ce5" office:value-type="date" office:date-value="2017-04-25" calcext:value-type="date">
            <text:p>2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pdaten van ResourceModu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API calls + documentatie + refactoring</text:p>
          </table:table-cell>
          <table:table-cell/>
          <table:table-cell table:style-name="ce4"/>
          <table:table-cell table:style-name="ce5" office:value-type="date" office:date-value="2017-04-29" calcext:value-type="date">
            <text:p>29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Oplossen refresh iss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30" calcext:value-type="date">
            <text:p>30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Schrijven API specific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0.5" calcext:value-type="float">
            <text:p>10,5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/>
          <table:table-cell table:style-name="ce16" office:value-type="date" office:date-value="2017-04-30" calcext:value-type="date">
            <text:p>30/04/20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Frontend improvemen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Voorbereiding 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8" calcext:value-type="date">
            <text:p>1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2])" office:value-type="float" office:value="36.5" calcext:value-type="float">
            <text:p>3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float" office:value="12.5" calcext:value-type="float">
            <text:p>12,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0" calcext:value-type="date">
            <text:p>20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documentatie Vuex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refactoring met Vue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Afwerken frontend refacto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 issu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testing setup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7:.C74])" office:value-type="float" office:value="25" calcext:value-type="float">
            <text:p>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7:.H74])" office:value-type="float" office:value="2" calcext:value-type="float">
            <text:p>2</text:p>
          </table:table-cell>
          <table:table-cell table:style-name="ce6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on, Sam" table:style-name="ta4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Persoon, S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75" calcext:value-type="float">
            <text:p>2,7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oorstelling project + gastles</text:p>
          </table:table-cell>
          <table:table-cell/>
          <table:table-cell table:style-name="ce4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9" calcext:value-type="date">
            <text:p>19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erlezen opgaven + templates opgesteld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Exceptions, Constrain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7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7" table:number-columns-repeated="3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5.25" calcext:value-type="float">
            <text:p>5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9.75" calcext:value-type="float">
            <text:p>9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Eerste vergadering + domeinmodel samen opgesteld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Use cases opgesteld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pdate DAO'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25" calcext:value-type="float">
            <text:p>1,25</text:p>
          </table:table-cell>
          <table:table-cell table:style-name="ce4" office:value-type="string" calcext:value-type="string">
            <text:p>Tweede vergadering + verdeling taken</text:p>
          </table:table-cell>
          <table:table-cell/>
          <table:table-cell table:style-name="ce4"/>
          <table:table-cell table:style-name="ce5" office:value-type="date" office:date-value="2017-04-06" calcext:value-type="date">
            <text:p>06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Hibernate for Users and Enum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Use cases aangepast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Hibernate documentatie gelezen</text:p>
          </table:table-cell>
          <table:table-cell/>
          <table:table-cell table:style-name="ce4"/>
          <table:table-cell table:style-name="ce15" office:value-type="date" office:date-value="2017-04-07" calcext:value-type="date">
            <text:p>07/04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heck test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ibernate tutorial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+ aangemaakt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2.75" calcext:value-type="float">
            <text:p>12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4" calcext:value-type="float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en latex bestand refactored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Vergadering + nieuwe implementatie van bea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mall 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03" calcext:value-type="date">
            <text:p>0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5 veel deprecated methodes tov 4, verschillen zoeken</text:p>
          </table:table-cell>
          <table:table-cell/>
          <table:table-cell table:style-name="ce4"/>
          <table:table-cell table:style-name="ce5" office:value-type="date" office:date-value="2019-07-15" calcext:value-type="date">
            <text:p>15/07/19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ill database, add init cod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2-05" calcext:value-type="date">
            <text:p>05/02/20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update, delete conf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float" office:value="15.5" calcext:value-type="float">
            <text:p>15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11" calcext:value-type="float">
            <text:p>1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7" calcext:value-type="date">
            <text:p>17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+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mapp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valida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Configure database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Last bug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9" calcext:value-type="date">
            <text:p>09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O's</text:p>
          </table:table-cell>
          <table:table-cell/>
          <table:table-cell table:style-name="ce4"/>
          <table:table-cell table:style-name="ce19" office:value-type="date" office:date-value="2017-04-21" calcext:value-type="date">
            <text:p>21/04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string" calcext:value-type="string">
            <text:p>Presentatie voorbereiden</text:p>
          </table:table-cell>
          <table:table-cell table:number-columns-repeated="16"/>
          <table:table-cell table:style-name="ce20"/>
          <table:table-cell table:number-columns-repeated="998"/>
        </table:table-row>
        <table:table-row table:style-name="ro1">
          <table:table-cell table:style-name="ce4"/>
          <table:table-cell table:style-name="ce15" office:value-type="date" office:date-value="2017-03-10" calcext:value-type="date">
            <text:p>10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1" calcext:value-type="date">
            <text:p>11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float" office:value="28.5" calcext:value-type="float">
            <text:p>28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19.5" calcext:value-type="float">
            <text:p>19,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All DAO's finished, basic functionality</text:p>
          </table:table-cell>
          <table:table-cell/>
          <table:table-cell table:style-name="ce4"/>
          <table:table-cell table:style-name="ce9" office:value-type="date" office:date-value="2017-04-24" calcext:value-type="date">
            <text:p>24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: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8" calcext:value-type="date">
            <text:p>2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Env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ix not working tests</text:p>
          </table:table-cell>
          <table:table-cell/>
          <table:table-cell table:style-name="ce4"/>
          <table:table-cell table:style-name="ce5" office:value-type="date" office:date-value="2017-04-30" calcext:value-type="date">
            <text:p>3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AO aanpassing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DAOTest fixes and hot fixes</text:p>
          </table:table-cell>
          <table:table-cell/>
          <table:table-cell table:style-name="ce4"/>
          <table:table-cell table:style-name="ce10" office:value-type="string" calcext:value-type="string">
            <text:p>31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Database validation mapp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5" calcext:value-type="date">
            <text:p>15/03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Update diagrams and pdfs, optimize 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6" calcext:value-type="date">
            <text:p>16/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st bug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on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float" office:value="32.5" calcext:value-type="float">
            <text:p>32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13" calcext:value-type="float">
            <text:p>13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DA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float" office:value="7" calcext:value-type="float">
            <text:p>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enterghem, Jorg" table:style-name="ta5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an Renterghem, Jor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1" office:value-type="date" office:date-value="2017-02-13" calcext:value-type="date">
            <text:p>13/02</text:p>
          </table:table-cell>
          <table:table-cell table:style-name="ce20" office:value-type="float" office:value="0.5" calcext:value-type="float">
            <text:p>0,5</text:p>
          </table:table-cell>
          <table:table-cell table:style-name="ce20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rolverdeling bespreken</text:p>
          </table:table-cell>
          <table:table-cell/>
          <table:table-cell table:style-name="ce4"/>
          <table:table-cell table:style-name="ce14" office:value-type="date" office:date-value="2017-03-29" calcext:value-type="date">
            <text:p>29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Read about frontend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implement authenticatio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15" office:value-type="date" office:date-value="2017-03-31" calcext:value-type="date">
            <text:p>31/03/17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string" calcext:value-type="string">
            <text:p>fix small authentication issu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3.75" calcext:value-type="float">
            <text:p>3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11.5" calcext:value-type="float">
            <text:p>11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merging branch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opstellen timesheet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2.25" calcext:value-type="float">
            <text:p>2,2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ing auth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14" office:value-type="date" office:date-value="2017-04-05" calcext:value-type="date">
            <text:p>05/04/17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refactoring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,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5" office:value-type="date" office:date-value="2017-02-26" calcext:value-type="date">
            <text:p>26/02/17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14" office:value-type="date" office:date-value="2017-04-07" calcext:value-type="date">
            <text:p>07/04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searching about token refresh and logout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5" office:value-type="date" office:date-value="2017-04-08" calcext:value-type="date">
            <text:p>08/04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ry to understand insurance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5" office:value-type="date" office:date-value="2017-04-09" calcext:value-type="date">
            <text:p>09/04/17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string" calcext:value-type="string">
            <text:p>finaly settle on an insurance model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0.25" calcext:value-type="float">
            <text:p>10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7" calcext:value-type="float">
            <text:p>1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quick 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informatie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afwerken domeindiagram</text:p>
          </table:table-cell>
          <table:table-cell/>
          <table:table-cell table:style-name="ce4"/>
          <table:table-cell table:style-name="ce5" office:value-type="date" office:date-value="2017-04-12" calcext:value-type="date">
            <text:p>1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leren kennen + implementatie ideen 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3" calcext:value-type="date">
            <text:p>13/04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invoices+ bugfix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2-28" calcext:value-type="date">
            <text:p>28/02/17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domeinmodel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lassendiagram account en histor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sisimplementatie account,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string" calcext:value-type="string">
            <text:p>opzoeken en uitdenken praktische implementatie historiek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5" calcext:value-type="date">
            <text:p>05/03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mplementeren historiek account en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float" office:value="13" calcext:value-type="float">
            <text:p>1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10" calcext:value-type="float">
            <text:p>1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vergadering, bug fixing en invoices backend +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implementeren vehicle via restapi + opzoekwerk en andere kleine fixes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vergadering, frontend backend all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Diagram DAO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fix all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8" calcext:value-type="date">
            <text:p>08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ontroll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9" calcext:value-type="date">
            <text:p>09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 + testdao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0" calcext:value-type="date">
            <text:p>10/03/17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string" calcext:value-type="string">
            <text:p>controller exceptions+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roberen converterklasses gebrui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float" office:value="36.5" calcext:value-type="float">
            <text:p>3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float" office:value="22.5" calcext:value-type="float">
            <text:p>22,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fleetcontroller + updaten vehiclecontroller</text:p>
          </table:table-cell>
          <table:table-cell/>
          <table:table-cell table:style-name="ce4"/>
          <table:table-cell table:style-name="ce5" office:value-type="date" office:date-value="2017-04-24" calcext:value-type="date">
            <text:p>24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Startvergadering mil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8" calcext:value-type="date">
            <text:p>2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 frontend form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ckagediagram+bugfix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2" calcext:value-type="float">
            <text:p>12</text:p>
          </table:table-cell>
          <table:table-cell table:style-name="ce4" office:value-type="string" calcext:value-type="string">
            <text:p>controller tests +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5" calcext:value-type="date">
            <text:p>15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tests + vergadering + 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6" calcext:value-type="date">
            <text:p>16/03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string" calcext:value-type="string">
            <text:p>deployentdiagram en groepsoverlef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e voorbereiden en ge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0])" office:value-type="float" office:value="31" calcext:value-type="float">
            <text:p>31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float" office:value="8" calcext:value-type="float">
            <text:p>8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evaluati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ssues in slack + convert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5:.C72])" office:value-type="float" office:value="5" calcext:value-type="float">
            <text:p>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5:.H72])" office:value-type="float" office:value="2" calcext:value-type="float">
            <text:p>2</text:p>
          </table:table-cell>
          <table:table-cell table:style-name="ce6"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oose, Tomas" table:style-name="ta6">
        <table:table-column table:style-name="co1" table:number-columns-repeated="1024" table:default-cell-style-name="Default"/>
        <table:table-row table:style-name="ro1">
          <table:table-cell table:style-name="ce22" office:value-type="string" calcext:value-type="string" table:number-columns-spanned="4" table:number-rows-spanned="1">
            <text:p>Timesheets van <text:tab/>Van Roose, Tomas</text:p>
          </table:table-cell>
          <table:covered-table-cell table:number-columns-repeated="3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3"/>
          <table:table-cell table:style-name="ce27"/>
          <table:table-cell table:style-name="ce23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1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15" calcext:value-type="date">
            <text:p>15/02/17</text:p>
          </table:table-cell>
          <table:table-cell table:style-name="ce29" office:value-type="float" office:value="0.25" calcext:value-type="float">
            <text:p>0,25</text:p>
          </table:table-cell>
          <table:table-cell table:style-name="ce25" office:value-type="string" calcext:value-type="string">
            <text:p>rolverdeling bespreken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17" calcext:value-type="date">
            <text:p>17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Aanmaken van een test locatie op de serv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18" calcext:value-type="date">
            <text:p>18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Setup server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25" office:value-type="string" calcext:value-type="string">
            <text:p>Verhuizing frontend naar /test/ op serv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19" calcext:value-type="date">
            <text:p>19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Setup server + lezen over verschillende technologieën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Restyle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 table:number-rows-repeated="4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4:.C11])" office:value-type="float" office:value="9.25" calcext:value-type="float">
            <text:p>9,2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9.5" calcext:value-type="float">
            <text:p>9,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3"/>
          <table:table-cell table:style-name="ce27"/>
          <table:table-cell table:style-name="ce23" table:number-columns-repeated="2"/>
          <table:table-cell/>
          <table:table-cell table:style-name="ce2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2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0" calcext:value-type="date">
            <text:p>20/02/17</text:p>
          </table:table-cell>
          <table:table-cell table:style-name="ce29" office:value-type="float" office:value="7" calcext:value-type="float">
            <text:p>7</text:p>
          </table:table-cell>
          <table:table-cell table:style-name="ce25" office:value-type="string" calcext:value-type="string">
            <text:p>Opstartvergadering + initializatie github repo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1" calcext:value-type="date">
            <text:p>21/02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databas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1" calcext:value-type="date">
            <text:p>21/02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Kennismaking met nginx en https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5" calcext:value-type="date">
            <text:p>25/02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Index van data gedeelte van website schrijv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working out login token refresh protocol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5" calcext:value-type="date">
            <text:p>25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Certificaat aanmaken en server beveiligen via https + Jenkins opzetten en toegankelijk maken via nginx</text:p>
          </table:table-cell>
          <table:table-cell/>
          <table:table-cell table:style-name="ce4"/>
          <table:table-cell table:style-name="ce15" office:value-type="date" office:date-value="2017-04-08" calcext:value-type="date">
            <text:p>08/04/17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help understanding insurance and work on login page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5"/>
          <table:table-cell table:style-name="ce28" office:value-type="date" office:date-value="2017-02-26" calcext:value-type="date">
            <text:p>26/02/17</text:p>
          </table:table-cell>
          <table:table-cell table:style-name="ce29" office:value-type="float" office:value="8" calcext:value-type="float">
            <text:p>8</text:p>
          </table:table-cell>
          <table:table-cell table:style-name="ce25" office:value-type="string" calcext:value-type="string">
            <text:p>Automatisch deployen van data site via jenkins + automatisch beschikbaar maken van wekelijkse snapshot + website password protected maken</text:p>
          </table:table-cell>
          <table:table-cell/>
          <table:table-cell table:style-name="ce4"/>
          <table:table-cell table:style-name="ce15" office:value-type="date" office:date-value="2017-04-10" calcext:value-type="date">
            <text:p>10/04/17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Restyle + modulariseer frontend form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 table:number-rows-repeated="2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16:.C23])" office:value-type="float" office:value="23" calcext:value-type="float">
            <text:p>23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7" calcext:value-type="float">
            <text:p>17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3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8" calcext:value-type="date">
            <text:p>28/02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Vergadering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8" calcext:value-type="date">
            <text:p>28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Nalezen usecases + publiceren op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1" calcext:value-type="date">
            <text:p>01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Designen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2" calcext:value-type="date">
            <text:p>02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Installeren SQL op server + gradle en spring tutorials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4" calcext:value-type="date">
            <text:p>04/02/17</text:p>
          </table:table-cell>
          <table:table-cell table:style-name="ce29" office:value-type="float" office:value="5" calcext:value-type="float">
            <text:p>5</text:p>
          </table:table-cell>
          <table:table-cell table:style-name="ce25" office:value-type="string" calcext:value-type="string">
            <text:p>Opzetten dagelijkse backups met rsnapshot + sonarqube installer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 table:number-columns-repeated="2"/>
          <table:table-cell table:style-name="ce25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28:.C35])" office:value-type="float" office:value="15.5" calcext:value-type="float">
            <text:p>15,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0" calcext:value-type="float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4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6" calcext:value-type="date">
            <text:p>06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15"/>
          <table:table-cell table:style-name="ce33" office:value-type="date" office:date-value="2017-04-18" calcext:value-type="date">
            <text:p>18/04/17</text:p>
          </table:table-cell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Validation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6" calcext:value-type="date">
            <text:p>06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Automated build + tests werkende krijgen via jenkins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5" calcext:value-type="float">
            <text:p>5</text:p>
          </table:table-cell>
          <table:table-cell table:style-name="ce25" office:value-type="string" calcext:value-type="string">
            <text:p>Validation + frontend bugs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7" calcext:value-type="date">
            <text:p>07/03/17</text:p>
          </table:table-cell>
          <table:table-cell table:style-name="ce29" office:value-type="float" office:value="5" calcext:value-type="float">
            <text:p>5</text:p>
          </table:table-cell>
          <table:table-cell table:style-name="ce25" office:value-type="string" calcext:value-type="string">
            <text:p>Sonarqube via gradle en jenkins werkende krijgen + paar bugs fixen</text:p>
          </table:table-cell>
          <table:table-cell/>
          <table:table-cell table:style-name="ce4"/>
          <table:table-cell table:style-name="ce5" office:value-type="date" office:date-value="2017-04-21" calcext:value-type="date">
            <text:p>21/04/17</text:p>
          </table:table-cell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Presentatie + laatste verfijningen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7" calcext:value-type="date">
            <text:p>07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21" calcext:value-type="date">
            <text:p>21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Bekijk frontend structuur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0" calcext:value-type="date">
            <text:p>10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Vehicle frontend + jenkins fixen</text:p>
          </table:table-cell>
          <table:table-cell/>
          <table:table-cell table:style-name="ce4"/>
          <table:table-cell table:style-name="ce15" office:value-type="date" office:date-value="2017-04-22" calcext:value-type="date">
            <text:p>22/04/17</text:p>
          </table:table-cell>
          <table:table-cell table:style-name="ce4" office:value-type="float" office:value="2" calcext:value-type="float">
            <text:p>2</text:p>
          </table:table-cell>
          <table:table-cell table:style-name="ce25" office:value-type="string" calcext:value-type="string">
            <text:p>Schets frontend structuur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9"/>
          <table:table-cell table:style-name="ce25" table:number-columns-repeated="2"/>
          <table:table-cell/>
          <table:table-cell table:style-name="ce4"/>
          <table:table-cell table:style-name="ce15" office:value-type="date" office:date-value="2017-04-23" calcext:value-type="date">
            <text:p>23/04/17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Herimplementeer listComponent</text:p>
          </table:table-cell>
          <table:table-cell table:number-columns-repeated="1015"/>
        </table:table-row>
        <table:table-row table:style-name="ro1" table:number-rows-repeated="2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40:.C47])" office:value-type="float" office:value="19" calcext:value-type="float">
            <text:p>19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21" calcext:value-type="float">
            <text:p>21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3"/>
          <table:table-cell table:style-name="ce27"/>
          <table:table-cell table:style-name="ce23" table:number-columns-repeated="2"/>
          <table:table-cell/>
          <table:table-cell table:style-name="ce2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5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3" calcext:value-type="date">
            <text:p>13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18" office:value-type="date" office:date-value="2017-04-24" calcext:value-type="date">
            <text:p>24/04</text:p>
          </table:table-cell>
          <table:table-cell table:style-name="ce10" office:value-type="float" office:value="5" calcext:value-type="float">
            <text:p>5</text:p>
          </table:table-cell>
          <table:table-cell table:style-name="ce25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3" calcext:value-type="date">
            <text:p>13/03/17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string" calcext:value-type="string">
            <text:p>Frontend modularizeren + configuratie database development vs deployment</text:p>
          </table:table-cell>
          <table:table-cell/>
          <table:table-cell table:style-name="ce4"/>
          <table:table-cell table:style-name="ce5" office:value-type="date" office:date-value="2017-04-25" calcext:value-type="date">
            <text:p>25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Refresh tokens bekijken + auth controller nalezen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4" calcext:value-type="date">
            <text:p>14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database op server en api calls</text:p>
          </table:table-cell>
          <table:table-cell/>
          <table:table-cell table:style-name="ce4"/>
          <table:table-cell table:style-name="ce5" office:value-type="date" office:date-value="2017-04-29" calcext:value-type="date">
            <text:p>29/04/17</text:p>
          </table:table-cell>
          <table:table-cell table:style-name="ce10" office:value-type="float" office:value="1" calcext:value-type="float">
            <text:p>1</text:p>
          </table:table-cell>
          <table:table-cell table:style-name="ce25" office:value-type="string" calcext:value-type="string">
            <text:p>CR opstellen + auth controller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5" calcext:value-type="date">
            <text:p>15/03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5" calcext:value-type="date">
            <text:p>15/03/17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string" calcext:value-type="string">
            <text:p>Deployment frontend + CORS fix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6" calcext:value-type="date">
            <text:p>16/03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Fix little bugs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7" calcext:value-type="date">
            <text:p>17/03/17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Voorstelling project + toevoegen dummy data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9" calcext:value-type="date">
            <text:p>19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UI frontend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52:.C59])" office:value-type="float" office:value="25.5" calcext:value-type="float">
            <text:p>25,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8" calcext:value-type="float">
            <text:p>8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6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1" calcext:value-type="date">
            <text:p>21/03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1" calcext:value-type="date">
            <text:p>21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Configuratie server/test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6" calcext:value-type="date">
            <text:p>26/03/17</text:p>
          </table:table-cell>
          <table:table-cell table:style-name="ce29" office:value-type="float" office:value="4.5" calcext:value-type="float">
            <text:p>4,5</text:p>
          </table:table-cell>
          <table:table-cell table:style-name="ce25" office:value-type="string" calcext:value-type="string">
            <text:p>config locaties test en production env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/>
          <table:table-cell table:style-name="ce29"/>
          <table:table-cell table:style-name="ce25"/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 table:number-rows-repeated="4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64:.C71])" office:value-type="float" office:value="10" calcext:value-type="float">
            <text:p>10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0" calcext:value-type="float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928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schelden, Freek" table:style-name="ta7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erschelden, Free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vakbeschrijv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aanmaken Slack + rolverdeling</text:p>
          </table:table-cell>
          <table:table-cell/>
          <table:table-cell table:style-name="ce4"/>
          <table:table-cell table:style-name="ce5" office:value-type="date" office:date-value="2017-03-29" calcext:value-type="date">
            <text:p>29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 opgave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ogin page + 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17" table:number-columns-repeated="3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model verzekering +klasse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ue login component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 component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1.75" calcext:value-type="float">
            <text:p>1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17" calcext:value-type="float">
            <text:p>1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4:.M11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achterstand inhalen gemiste vergadering + github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/opstellen use cases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ue logi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voorbereiden vergadering 2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2" calcext:value-type="date">
            <text:p>22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Javascript tutorial + opzoek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verzekering</text:p>
          </table:table-cell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ootstrap tutorial <text:s/>+ opzoeken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4" calcext:value-type="date">
            <text:p>24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opstellen use cases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.75" calcext:value-type="float">
            <text:p>2,75</text:p>
          </table:table-cell>
          <table:table-cell table:style-name="ce4" office:value-type="string" calcext:value-type="string">
            <text:p>afwerken use cases + voorbereiden vergadering 3</text:p>
          </table:table-cell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4" calcext:value-type="float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2" calcext:value-type="float">
            <text:p>1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M16:.M23])" office:value-type="float" office:value="0" calcext:value-type="float">
            <text:p>0</text:p>
          </table:table-cell>
          <table:table-cell table:style-name="ce6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 3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volledig afwerken uses cases</text:p>
          </table:table-cell>
          <table:table-cell/>
          <table:table-cell table:style-name="ce4"/>
          <table:table-cell table:style-name="ce5" office:value-type="date" office:date-value="2017-04-14" calcext:value-type="date">
            <text:p>14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acturatie + 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vergadering 4</text:p>
          </table:table-cell>
          <table:table-cell/>
          <table:table-cell table:style-name="ce4"/>
          <table:table-cell table:style-name="ce5" office:value-type="date" office:date-value="2017-04-15" calcext:value-type="date">
            <text:p>15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1" calcext:value-type="date">
            <text:p>01/03/17</text:p>
          </table:table-cell>
          <table:table-cell table:style-name="ce10" office:value-type="float" office:value="1.25" calcext:value-type="float">
            <text:p>1,25</text:p>
          </table:table-cell>
          <table:table-cell table:style-name="ce4" office:value-type="string" calcext:value-type="string">
            <text:p>javascript+bootstrap</text:p>
          </table:table-cell>
          <table:table-cell/>
          <table:table-cell table:style-name="ce4"/>
          <table:table-cell table:style-name="ce5" office:value-type="date" office:date-value="2017-04-16" calcext:value-type="date">
            <text:p>16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factur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6.75" calcext:value-type="float">
            <text:p>6,7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development + RESTFUL + CRU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rontend styl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form validatio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float" office:value="19" calcext:value-type="float">
            <text:p>1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10.5" calcext:value-type="float">
            <text:p>10,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5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+ 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2.25" calcext:value-type="float">
            <text:p>2,25</text:p>
          </table:table-cell>
          <table:table-cell table:style-name="ce4" office:value-type="string" calcext:value-type="string">
            <text:p>vue js webpack + fix static assets</text:p>
          </table:table-cell>
          <table:table-cell/>
          <table:table-cell table:style-name="ce4"/>
          <table:table-cell table:style-name="ce5" office:value-type="date" office:date-value="2017-04-18" calcext:value-type="date">
            <text:p>18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facturatie +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 office:value-type="date" office:date-value="2017-04-19" calcext:value-type="date">
            <text:p>19/04/17</text:p>
          </table:table-cell>
          <table:table-cell table:style-name="ce10" office:value-type="float" office:value="11.5" calcext:value-type="float">
            <text:p>11,5</text:p>
          </table:table-cell>
          <table:table-cell table:style-name="ce4" office:value-type="string" calcext:value-type="string">
            <text:p>vergadering + 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verzekering afwerk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 7 + frontend development (Vue)</text:p>
          </table:table-cell>
          <table:table-cell/>
          <table:table-cell table:style-name="ce4"/>
          <table:table-cell table:style-name="ce5" office:value-type="date" office:date-value="2017-04-20" calcext:value-type="date">
            <text:p>20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afwerken deadline + gebruikershandleid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float" office:value="35.25" calcext:value-type="float">
            <text:p>35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23.5" calcext:value-type="float">
            <text:p>23,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8</text:p>
          </table:table-cell>
          <table:table-cell/>
          <table:table-cell table:style-name="ce4"/>
          <table:table-cell table:style-name="ce5" office:value-type="date" office:date-value="2017-04-24" calcext:value-type="date">
            <text:p>24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vergadering + opstart milestone 3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frontend development (Vue) </text:p>
          </table:table-cell>
          <table:table-cell/>
          <table:table-cell table:style-name="ce4"/>
          <table:table-cell table:style-name="ce5" office:value-type="date" office:date-value="2017-04-28" calcext:value-type="date">
            <text:p>28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frontend development (Vue) + gebruikershandleiding</text:p>
          </table:table-cell>
          <table:table-cell/>
          <table:table-cell table:style-name="ce4"/>
          <table:table-cell table:style-name="ce5" office:value-type="date" office:date-value="2017-04-29" calcext:value-type="date">
            <text:p>29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development (Vue) + bugfixes</text:p>
          </table:table-cell>
          <table:table-cell/>
          <table:table-cell table:style-name="ce4"/>
          <table:table-cell table:style-name="ce5" office:value-type="date" office:date-value="2017-04-30" calcext:value-type="date">
            <text:p>30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gebruikershandleiding aanpassen + comp/module overview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werken deadline 1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float" office:value="29.5" calcext:value-type="float">
            <text:p>29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12.5" calcext:value-type="float">
            <text:p>12,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 + Vue modals</text:p>
          </table:table-cell>
          <table:table-cell/>
          <table:table-cell table:style-name="ce4"/>
          <table:table-cell table:style-name="ce5" office:value-type="date" office:date-value="2017-05-02" calcext:value-type="date">
            <text:p>02/05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3" calcext:value-type="date">
            <text:p>2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E bug fi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Vuex documentatie + modal integr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float" office:value="16" calcext:value-type="float">
            <text:p>1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1.75" calcext:value-type="float">
            <text:p>1,75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al" table:style-name="ta8">
        <office:forms form:automatic-focus="false" form:apply-design-mode="false"/>
        <table:table-column table:style-name="co13" table:default-cell-style-name="Default"/>
        <table:table-column table:style-name="co1" table:number-columns-repeated="1023" table:default-cell-style-name="Default"/>
        <table:table-row table:style-name="ro1">
          <table:table-cell table:style-name="ce34" office:value-type="string" calcext:value-type="string">
            <text:p>Naam</text:p>
          </table:table-cell>
          <table:table-cell table:style-name="ce37" office:value-type="string" calcext:value-type="string">
            <text:p>Week 1</text:p>
          </table:table-cell>
          <table:table-cell table:style-name="ce37" office:value-type="string" calcext:value-type="string">
            <text:p>Week 2</text:p>
          </table:table-cell>
          <table:table-cell table:style-name="ce37" office:value-type="string" calcext:value-type="string">
            <text:p>Week 3</text:p>
          </table:table-cell>
          <table:table-cell table:style-name="ce37" office:value-type="string" calcext:value-type="string">
            <text:p>Week 4</text:p>
          </table:table-cell>
          <table:table-cell table:style-name="ce37" office:value-type="string" calcext:value-type="string">
            <text:p>Week 5</text:p>
          </table:table-cell>
          <table:table-cell table:style-name="ce37" office:value-type="string" calcext:value-type="string">
            <text:p>Week 6</text:p>
          </table:table-cell>
          <table:table-cell table:style-name="ce37" office:value-type="string" calcext:value-type="string">
            <text:p>Week 7</text:p>
          </table:table-cell>
          <table:table-cell table:number-columns-repeated="2" table:style-name="ce37" office:value-type="string" calcext:value-type="string">
            <text:p>Paasvakantie</text:p>
          </table:table-cell>
          <table:table-cell table:style-name="ce37" office:value-type="string" calcext:value-type="string">
            <text:p>Week 10</text:p>
          </table:table-cell>
          <table:table-cell table:style-name="ce37" office:value-type="string" calcext:value-type="string">
            <text:p>Week 11</text:p>
          </table:table-cell>
          <table:table-cell table:style-name="ce37" office:value-type="string" calcext:value-type="string">
            <text:p>Week 12</text:p>
          </table:table-cell>
          <table:table-cell table:style-name="ce37" office:value-type="string" calcext:value-type="string">
            <text:p>Week 13</text:p>
          </table:table-cell>
          <table:table-cell table:style-name="ce37" office:value-type="string" calcext:value-type="string">
            <text:p>Week 14</text:p>
          </table:table-cell>
          <table:table-cell table:style-name="ce37" office:value-type="string" calcext:value-type="string">
            <text:p>Totaal</text:p>
          </table:table-cell>
          <table:table-cell table:style-name="ce20" table:number-columns-repeated="2"/>
          <table:table-cell table:number-columns-repeated="1006"/>
        </table:table-row>
        <table:table-row table:style-name="ro1">
          <table:table-cell table:style-name="ce35" office:value-type="string" calcext:value-type="string">
            <text:p>De Pontieu, Thomas</text:p>
          </table:table-cell>
          <table:table-cell table:style-name="ce38" table:formula="of:=[$'De Pontieu, Thomas'.$C$12]" office:value-type="float" office:value="3.75" calcext:value-type="float">
            <text:p>3,75</text:p>
          </table:table-cell>
          <table:table-cell table:style-name="ce38" table:formula="of:=[$'De Pontieu, Thomas'.$C$24]" office:value-type="float" office:value="14.5" calcext:value-type="float">
            <text:p>14,5</text:p>
          </table:table-cell>
          <table:table-cell table:style-name="ce38" table:formula="of:=[$'De Pontieu, Thomas'.$C$36]" office:value-type="float" office:value="13.5" calcext:value-type="float">
            <text:p>13,5</text:p>
          </table:table-cell>
          <table:table-cell table:style-name="ce38" table:formula="of:=[$'De Pontieu, Thomas'.$C$48]" office:value-type="float" office:value="25.5" calcext:value-type="float">
            <text:p>25,5</text:p>
          </table:table-cell>
          <table:table-cell table:style-name="ce38" table:formula="of:=[$'De Pontieu, Thomas'.$C$60]" office:value-type="float" office:value="36.5" calcext:value-type="float">
            <text:p>36,5</text:p>
          </table:table-cell>
          <table:table-cell table:style-name="ce38" table:formula="of:=[$'De Pontieu, Thomas'.$C$72]" office:value-type="float" office:value="2" calcext:value-type="float">
            <text:p>2</text:p>
          </table:table-cell>
          <table:table-cell table:style-name="ce38" table:formula="of:=[$'De Pontieu, Thomas'.$H$12]" office:value-type="float" office:value="16.75" calcext:value-type="float">
            <text:p>16,75</text:p>
          </table:table-cell>
          <table:table-cell table:style-name="ce38" table:formula="of:=[$'De Pontieu, Thomas'.$H$24]" office:value-type="float" office:value="18.5" calcext:value-type="float">
            <text:p>18,5</text:p>
          </table:table-cell>
          <table:table-cell table:style-name="ce38" table:formula="of:=[$'De Pontieu, Thomas'.$H$36]" office:value-type="float" office:value="11" calcext:value-type="float">
            <text:p>11</text:p>
          </table:table-cell>
          <table:table-cell table:style-name="ce38" table:formula="of:=[$'De Pontieu, Thomas'.$H$48]" office:value-type="float" office:value="14" calcext:value-type="float">
            <text:p>14</text:p>
          </table:table-cell>
          <table:table-cell table:style-name="ce38" table:formula="of:=[$'De Pontieu, Thomas'.$H$60]" office:value-type="float" office:value="17" calcext:value-type="float">
            <text:p>17</text:p>
          </table:table-cell>
          <table:table-cell table:style-name="ce38" table:formula="of:=[$'De Pontieu, Thomas'.$H$72]" office:value-type="float" office:value="0" calcext:value-type="float">
            <text:p>0</text:p>
          </table:table-cell>
          <table:table-cell table:style-name="ce38" table:formula="of:=[$'De Pontieu, Thomas'.$M$12]" office:value-type="float" office:value="0" calcext:value-type="float">
            <text:p>0</text:p>
          </table:table-cell>
          <table:table-cell table:style-name="ce38" table:formula="of:=[$'De Pontieu, Thomas'.$M$24]" office:value-type="float" office:value="0" calcext:value-type="float">
            <text:p>0</text:p>
          </table:table-cell>
          <table:table-cell table:style-name="ce41" table:formula="of:=SUM([.B2:.O2])" office:value-type="float" office:value="173" calcext:value-type="float">
            <text:p>173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5" office:value-type="string" calcext:value-type="string">
            <text:p>Devolder, Billie</text:p>
          </table:table-cell>
          <table:table-cell table:style-name="ce38" table:formula="of:=[$'Devolder, Billie'.$C$12]" office:value-type="float" office:value="4.25" calcext:value-type="float">
            <text:p>4,25</text:p>
          </table:table-cell>
          <table:table-cell table:style-name="ce38" table:formula="of:=[$'Devolder, Billie'.$C$25]" office:value-type="float" office:value="9" calcext:value-type="float">
            <text:p>9</text:p>
          </table:table-cell>
          <table:table-cell table:style-name="ce38" table:formula="of:=[$'Devolder, Billie'.$C$38]" office:value-type="float" office:value="16.5" calcext:value-type="float">
            <text:p>16,5</text:p>
          </table:table-cell>
          <table:table-cell table:style-name="ce38" table:formula="of:=[$'Devolder, Billie'.$C$54]" office:value-type="float" office:value="33" calcext:value-type="float">
            <text:p>33</text:p>
          </table:table-cell>
          <table:table-cell table:style-name="ce38" table:formula="of:=[$'Devolder, Billie'.$C$70]" office:value-type="float" office:value="22" calcext:value-type="float">
            <text:p>22</text:p>
          </table:table-cell>
          <table:table-cell table:style-name="ce38" table:formula="of:=[$'Devolder, Billie'.$C$82]" office:value-type="float" office:value="12.5" calcext:value-type="float">
            <text:p>12,5</text:p>
          </table:table-cell>
          <table:table-cell table:style-name="ce38" table:formula="of:=[$'Devolder, Billie'.$H$12]" office:value-type="float" office:value="6" calcext:value-type="float">
            <text:p>6</text:p>
          </table:table-cell>
          <table:table-cell table:style-name="ce38" table:formula="of:=[$'Devolder, Billie'.$H$25]" office:value-type="float" office:value="21" calcext:value-type="float">
            <text:p>21</text:p>
          </table:table-cell>
          <table:table-cell table:style-name="ce38" table:formula="of:=[$'Devolder, Billie'.$H$38]" office:value-type="float" office:value="14" calcext:value-type="float">
            <text:p>14</text:p>
          </table:table-cell>
          <table:table-cell table:style-name="ce38" table:formula="of:=[$'Devolder, Billie'.$H$54]" office:value-type="float" office:value="20" calcext:value-type="float">
            <text:p>20</text:p>
          </table:table-cell>
          <table:table-cell table:style-name="ce38" table:formula="of:=[$'Devolder, Billie'.$H$70]" office:value-type="float" office:value="7" calcext:value-type="float">
            <text:p>7</text:p>
          </table:table-cell>
          <table:table-cell table:style-name="ce38" table:formula="of:=[$'Devolder, Billie'.$H$82]" office:value-type="float" office:value="0" calcext:value-type="float">
            <text:p>0</text:p>
          </table:table-cell>
          <table:table-cell table:style-name="ce38" table:formula="of:=[$'Devolder, Billie'.$M$12]" office:value-type="float" office:value="0" calcext:value-type="float">
            <text:p>0</text:p>
          </table:table-cell>
          <table:table-cell table:style-name="ce38" table:formula="of:=[$'Devolder, Billie'.$M$24]" office:value-type="float" office:value="0" calcext:value-type="float">
            <text:p>0</text:p>
          </table:table-cell>
          <table:table-cell table:style-name="ce41" table:formula="of:=SUM([.B3:.O3])" office:value-type="float" office:value="165.25" calcext:value-type="float">
            <text:p>165,25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5" office:value-type="string" calcext:value-type="string">
            <text:p>Knockaert, Jarre</text:p>
          </table:table-cell>
          <table:table-cell table:style-name="ce38" table:formula="of:=[$'Knockaert, Jarre'.$C$12]" office:value-type="float" office:value="4" calcext:value-type="float">
            <text:p>4</text:p>
          </table:table-cell>
          <table:table-cell table:style-name="ce38" table:formula="of:=[$'Knockaert, Jarre'.$C$24]" office:value-type="float" office:value="10.25" calcext:value-type="float">
            <text:p>10,25</text:p>
          </table:table-cell>
          <table:table-cell table:style-name="ce38" table:formula="of:=[$'Knockaert, Jarre'.$C$37]" office:value-type="float" office:value="13.5" calcext:value-type="float">
            <text:p>13,5</text:p>
          </table:table-cell>
          <table:table-cell table:style-name="ce38" table:formula="of:=[$'Knockaert, Jarre'.$C$49]" office:value-type="float" office:value="36" calcext:value-type="float">
            <text:p>36</text:p>
          </table:table-cell>
          <table:table-cell table:style-name="ce38" table:formula="of:=[$'Knockaert, Jarre'.$C$63]" office:value-type="float" office:value="36.5" calcext:value-type="float">
            <text:p>36,5</text:p>
          </table:table-cell>
          <table:table-cell table:style-name="ce38" table:formula="of:=[$'Knockaert, Jarre'.$C$75]" office:value-type="float" office:value="25" calcext:value-type="float">
            <text:p>25</text:p>
          </table:table-cell>
          <table:table-cell table:style-name="ce38" table:formula="of:=[$'Knockaert, Jarre'.$H$12]" office:value-type="float" office:value="20.5" calcext:value-type="float">
            <text:p>20,5</text:p>
          </table:table-cell>
          <table:table-cell table:style-name="ce38" table:formula="of:=[$'Knockaert, Jarre'.$H$24]" office:value-type="float" office:value="15" calcext:value-type="float">
            <text:p>15</text:p>
          </table:table-cell>
          <table:table-cell table:style-name="ce38" table:formula="of:=[$'Knockaert, Jarre'.$H$37]" office:value-type="float" office:value="27.75" calcext:value-type="float">
            <text:p>27,75</text:p>
          </table:table-cell>
          <table:table-cell table:style-name="ce38" table:formula="of:=[$'Knockaert, Jarre'.$H$49]" office:value-type="float" office:value="10.5" calcext:value-type="float">
            <text:p>10,5</text:p>
          </table:table-cell>
          <table:table-cell table:style-name="ce38" table:formula="of:=[$'Knockaert, Jarre'.$H$63]" office:value-type="float" office:value="12.5" calcext:value-type="float">
            <text:p>12,5</text:p>
          </table:table-cell>
          <table:table-cell table:style-name="ce38" table:formula="of:=[$'Knockaert, Jarre'.$H$75]" office:value-type="float" office:value="2" calcext:value-type="float">
            <text:p>2</text:p>
          </table:table-cell>
          <table:table-cell table:style-name="ce38" table:formula="of:=[$'Knockaert, Jarre'.$M$12]" office:value-type="float" office:value="0" calcext:value-type="float">
            <text:p>0</text:p>
          </table:table-cell>
          <table:table-cell table:style-name="ce38" table:formula="of:=[$'Knockaert, Jarre'.$M$24]" office:value-type="float" office:value="0" calcext:value-type="float">
            <text:p>0</text:p>
          </table:table-cell>
          <table:table-cell table:style-name="ce41" table:formula="of:=SUM([.B4:.O4])" office:value-type="float" office:value="213.5" calcext:value-type="float">
            <text:p>213,5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5" office:value-type="string" calcext:value-type="string">
            <text:p>Persoon, Sam</text:p>
          </table:table-cell>
          <table:table-cell table:style-name="ce38" table:formula="of:=[$'Persoon, Sam'.$C$12]" office:value-type="float" office:value="5.25" calcext:value-type="float">
            <text:p>5,25</text:p>
          </table:table-cell>
          <table:table-cell table:style-name="ce38" table:formula="of:=[$'Persoon, Sam'.$C$24]" office:value-type="float" office:value="12.75" calcext:value-type="float">
            <text:p>12,75</text:p>
          </table:table-cell>
          <table:table-cell table:style-name="ce38" table:formula="of:=[$'Persoon, Sam'.$C$36]" office:value-type="float" office:value="15.5" calcext:value-type="float">
            <text:p>15,5</text:p>
          </table:table-cell>
          <table:table-cell table:style-name="ce38" table:formula="of:=[$'Persoon, Sam'.$C$48]" office:value-type="float" office:value="28.5" calcext:value-type="float">
            <text:p>28,5</text:p>
          </table:table-cell>
          <table:table-cell table:style-name="ce38" table:formula="of:=[$'Persoon, Sam'.$C$60]" office:value-type="float" office:value="32.5" calcext:value-type="float">
            <text:p>32,5</text:p>
          </table:table-cell>
          <table:table-cell table:style-name="ce38" table:formula="of:=[$'Persoon, Sam'.$C$72]" office:value-type="float" office:value="7" calcext:value-type="float">
            <text:p>7</text:p>
          </table:table-cell>
          <table:table-cell table:style-name="ce38" table:formula="of:=[$'Persoon, Sam'.$H$12]" office:value-type="float" office:value="9.75" calcext:value-type="float">
            <text:p>9,75</text:p>
          </table:table-cell>
          <table:table-cell table:style-name="ce38" table:formula="of:=[$'Persoon, Sam'.$H$24]" office:value-type="float" office:value="14" calcext:value-type="float">
            <text:p>14</text:p>
          </table:table-cell>
          <table:table-cell table:style-name="ce38" table:formula="of:=[$'Persoon, Sam'.$H$36]" office:value-type="float" office:value="11" calcext:value-type="float">
            <text:p>11</text:p>
          </table:table-cell>
          <table:table-cell table:style-name="ce38" table:formula="of:=[$'Persoon, Sam'.$H$48]" office:value-type="float" office:value="19.5" calcext:value-type="float">
            <text:p>19,5</text:p>
          </table:table-cell>
          <table:table-cell table:style-name="ce38" table:formula="of:=[$'Persoon, Sam'.$H$60]" office:value-type="float" office:value="13" calcext:value-type="float">
            <text:p>13</text:p>
          </table:table-cell>
          <table:table-cell table:style-name="ce38" table:formula="of:=[$'Persoon, Sam'.$H$72]" office:value-type="float" office:value="0" calcext:value-type="float">
            <text:p>0</text:p>
          </table:table-cell>
          <table:table-cell table:style-name="ce38" table:formula="of:=[$'Persoon, Sam'.$M$12]" office:value-type="float" office:value="0" calcext:value-type="float">
            <text:p>0</text:p>
          </table:table-cell>
          <table:table-cell table:style-name="ce38" table:formula="of:=[$'Persoon, Sam'.$M$24]" office:value-type="float" office:value="0" calcext:value-type="float">
            <text:p>0</text:p>
          </table:table-cell>
          <table:table-cell table:style-name="ce41" table:formula="of:=SUM([.B5:.O5])" office:value-type="float" office:value="168.75" calcext:value-type="float">
            <text:p>168,75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5" office:value-type="string" calcext:value-type="string">
            <text:p>Van Renterghem, Jorg</text:p>
          </table:table-cell>
          <table:table-cell table:style-name="ce38" table:formula="of:=[$'Van Renterghem, Jorg'.$C$12]" office:value-type="float" office:value="3.75" calcext:value-type="float">
            <text:p>3,75</text:p>
          </table:table-cell>
          <table:table-cell table:style-name="ce38" table:formula="of:=[$'Van Renterghem, Jorg'.$C$24]" office:value-type="float" office:value="10.25" calcext:value-type="float">
            <text:p>10,25</text:p>
          </table:table-cell>
          <table:table-cell table:style-name="ce38" table:formula="of:=[$'Van Renterghem, Jorg'.$C$37]" office:value-type="float" office:value="13" calcext:value-type="float">
            <text:p>13</text:p>
          </table:table-cell>
          <table:table-cell table:style-name="ce38" table:formula="of:=[$'Van Renterghem, Jorg'.$C$49]" office:value-type="float" office:value="36.5" calcext:value-type="float">
            <text:p>36,5</text:p>
          </table:table-cell>
          <table:table-cell table:style-name="ce38" table:formula="of:=[$'Van Renterghem, Jorg'.$C$61]" office:value-type="float" office:value="31" calcext:value-type="float">
            <text:p>31</text:p>
          </table:table-cell>
          <table:table-cell table:style-name="ce38" table:formula="of:=[$'Van Renterghem, Jorg'.$C$73]" office:value-type="float" office:value="5" calcext:value-type="float">
            <text:p>5</text:p>
          </table:table-cell>
          <table:table-cell table:style-name="ce38" table:formula="of:=[$'Van Renterghem, Jorg'.$H$12]" office:value-type="float" office:value="11.5" calcext:value-type="float">
            <text:p>11,5</text:p>
          </table:table-cell>
          <table:table-cell table:style-name="ce38" table:formula="of:=[$'Van Renterghem, Jorg'.$H$24]" office:value-type="float" office:value="17" calcext:value-type="float">
            <text:p>17</text:p>
          </table:table-cell>
          <table:table-cell table:style-name="ce38" table:formula="of:=[$'Van Renterghem, Jorg'.$H$37]" office:value-type="float" office:value="10" calcext:value-type="float">
            <text:p>10</text:p>
          </table:table-cell>
          <table:table-cell table:style-name="ce38" table:formula="of:=[$'Van Renterghem, Jorg'.$H$49]" office:value-type="float" office:value="22.5" calcext:value-type="float">
            <text:p>22,5</text:p>
          </table:table-cell>
          <table:table-cell table:style-name="ce38" table:formula="of:=[$'Van Renterghem, Jorg'.$H$61]" office:value-type="float" office:value="8" calcext:value-type="float">
            <text:p>8</text:p>
          </table:table-cell>
          <table:table-cell table:style-name="ce38" table:formula="of:=[$'Van Renterghem, Jorg'.$H$73]" office:value-type="float" office:value="2" calcext:value-type="float">
            <text:p>2</text:p>
          </table:table-cell>
          <table:table-cell table:style-name="ce38" table:formula="of:=[$'Van Renterghem, Jorg'.$M$12]" office:value-type="float" office:value="0" calcext:value-type="float">
            <text:p>0</text:p>
          </table:table-cell>
          <table:table-cell table:style-name="ce38" table:formula="of:=[$'Van Renterghem, Jorg'.$M$24]" office:value-type="float" office:value="0" calcext:value-type="float">
            <text:p>0</text:p>
          </table:table-cell>
          <table:table-cell table:style-name="ce41" table:formula="of:=SUM([.B6:.O6])" office:value-type="float" office:value="170.5" calcext:value-type="float">
            <text:p>170,5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5" office:value-type="string" calcext:value-type="string">
            <text:p>Van Roose, Tomas</text:p>
          </table:table-cell>
          <table:table-cell table:style-name="ce38" table:formula="of:=[$'Van Roose, Tomas'.$C$12]" office:value-type="float" office:value="9.25" calcext:value-type="float">
            <text:p>9,25</text:p>
          </table:table-cell>
          <table:table-cell table:style-name="ce38" table:formula="of:=[$'Van Roose, Tomas'.$C$24]" office:value-type="float" office:value="23" calcext:value-type="float">
            <text:p>23</text:p>
          </table:table-cell>
          <table:table-cell table:style-name="ce38" table:formula="of:=[$'Van Roose, Tomas'.$C$36]" office:value-type="float" office:value="15.5" calcext:value-type="float">
            <text:p>15,5</text:p>
          </table:table-cell>
          <table:table-cell table:style-name="ce38" table:formula="of:=[$'Van Roose, Tomas'.$C$48]" office:value-type="float" office:value="19" calcext:value-type="float">
            <text:p>19</text:p>
          </table:table-cell>
          <table:table-cell table:style-name="ce38" table:formula="of:=[$'Van Roose, Tomas'.$C$60]" office:value-type="float" office:value="25.5" calcext:value-type="float">
            <text:p>25,5</text:p>
          </table:table-cell>
          <table:table-cell table:style-name="ce38" table:formula="of:=[$'Van Roose, Tomas'.$C$72]" office:value-type="float" office:value="10" calcext:value-type="float">
            <text:p>10</text:p>
          </table:table-cell>
          <table:table-cell table:style-name="ce38" table:formula="of:=[$'Van Roose, Tomas'.$H$12]" office:value-type="float" office:value="9.5" calcext:value-type="float">
            <text:p>9,5</text:p>
          </table:table-cell>
          <table:table-cell table:style-name="ce38" table:formula="of:=[$'Van Roose, Tomas'.$H$24]" office:value-type="float" office:value="17" calcext:value-type="float">
            <text:p>17</text:p>
          </table:table-cell>
          <table:table-cell table:style-name="ce38" table:formula="of:=[$'Van Roose, Tomas'.$H$36]" office:value-type="float" office:value="0" calcext:value-type="float">
            <text:p>0</text:p>
          </table:table-cell>
          <table:table-cell table:style-name="ce38" table:formula="of:=[$'Van Roose, Tomas'.$H$48]" office:value-type="float" office:value="21" calcext:value-type="float">
            <text:p>21</text:p>
          </table:table-cell>
          <table:table-cell table:style-name="ce38" table:formula="of:=[$'Van Roose, Tomas'.$H$60]" office:value-type="float" office:value="8" calcext:value-type="float">
            <text:p>8</text:p>
          </table:table-cell>
          <table:table-cell table:style-name="ce38" table:formula="of:=[$'Van Roose, Tomas'.$H$72]" office:value-type="float" office:value="0" calcext:value-type="float">
            <text:p>0</text:p>
          </table:table-cell>
          <table:table-cell table:style-name="ce38" table:formula="of:=[$'Van Roose, Tomas'.$M$12]" office:value-type="float" office:value="0" calcext:value-type="float">
            <text:p>0</text:p>
          </table:table-cell>
          <table:table-cell table:style-name="ce38" table:formula="of:=[$'Van Roose, Tomas'.$M$24]" office:value-type="float" office:value="0" calcext:value-type="float">
            <text:p>0</text:p>
          </table:table-cell>
          <table:table-cell table:style-name="ce41" table:formula="of:=SUM([.B7:.O7])" office:value-type="float" office:value="157.75" calcext:value-type="float">
            <text:p>157,75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5" office:value-type="string" calcext:value-type="string">
            <text:p>Verschelden, Freek</text:p>
          </table:table-cell>
          <table:table-cell table:style-name="ce38" table:formula="of:=[$'Verschelden, Freek'.$C$12]" office:value-type="float" office:value="1.75" calcext:value-type="float">
            <text:p>1,75</text:p>
          </table:table-cell>
          <table:table-cell table:style-name="ce38" table:formula="of:=[$'Verschelden, Freek'.$C$24]" office:value-type="float" office:value="14" calcext:value-type="float">
            <text:p>14</text:p>
          </table:table-cell>
          <table:table-cell table:style-name="ce38" table:formula="of:=[$'Verschelden, Freek'.$C$36]" office:value-type="float" office:value="19" calcext:value-type="float">
            <text:p>19</text:p>
          </table:table-cell>
          <table:table-cell table:style-name="ce38" table:formula="of:=[$'Verschelden, Freek'.$C$48]" office:value-type="float" office:value="35.25" calcext:value-type="float">
            <text:p>35,25</text:p>
          </table:table-cell>
          <table:table-cell table:style-name="ce38" table:formula="of:=[$'Verschelden, Freek'.$C$60]" office:value-type="float" office:value="29.5" calcext:value-type="float">
            <text:p>29,5</text:p>
          </table:table-cell>
          <table:table-cell table:style-name="ce38" table:formula="of:=[$'Verschelden, Freek'.$C$72]" office:value-type="float" office:value="16" calcext:value-type="float">
            <text:p>16</text:p>
          </table:table-cell>
          <table:table-cell table:style-name="ce38" table:formula="of:=[$'Verschelden, Freek'.$H$12]" office:value-type="float" office:value="17" calcext:value-type="float">
            <text:p>17</text:p>
          </table:table-cell>
          <table:table-cell table:style-name="ce38" table:formula="of:=[$'Verschelden, Freek'.$H$24]" office:value-type="float" office:value="12" calcext:value-type="float">
            <text:p>12</text:p>
          </table:table-cell>
          <table:table-cell table:style-name="ce38" table:formula="of:=[$'Verschelden, Freek'.$H$36]" office:value-type="float" office:value="10.5" calcext:value-type="float">
            <text:p>10,5</text:p>
          </table:table-cell>
          <table:table-cell table:style-name="ce38" table:formula="of:=[$'Verschelden, Freek'.$H$48]" office:value-type="float" office:value="23.5" calcext:value-type="float">
            <text:p>23,5</text:p>
          </table:table-cell>
          <table:table-cell table:style-name="ce38" table:formula="of:=[$'Verschelden, Freek'.$H$60]" office:value-type="float" office:value="12.5" calcext:value-type="float">
            <text:p>12,5</text:p>
          </table:table-cell>
          <table:table-cell table:style-name="ce38" table:formula="of:=[$'Verschelden, Freek'.$H$72]" office:value-type="float" office:value="1.75" calcext:value-type="float">
            <text:p>1,75</text:p>
          </table:table-cell>
          <table:table-cell table:style-name="ce38" table:formula="of:=[$'Verschelden, Freek'.$M$12]" office:value-type="float" office:value="0" calcext:value-type="float">
            <text:p>0</text:p>
          </table:table-cell>
          <table:table-cell table:style-name="ce38" table:formula="of:=[$'Verschelden, Freek'.$M$24]" office:value-type="float" office:value="0" calcext:value-type="float">
            <text:p>0</text:p>
          </table:table-cell>
          <table:table-cell table:style-name="ce41" table:formula="of:=SUM([.B8:.O8])" office:value-type="float" office:value="192.75" calcext:value-type="float">
            <text:p>192,75</text:p>
          </table:table-cell>
          <table:table-cell table:style-name="ce20"/>
          <table:table-cell table:number-columns-repeated="1007"/>
        </table:table-row>
        <table:table-row table:style-name="ro1">
          <table:table-cell table:style-name="ce36" office:value-type="string" calcext:value-type="string">
            <text:p>Totaal groep per week</text:p>
          </table:table-cell>
          <table:table-cell table:style-name="ce39" table:formula="of:=SUM([.B2:.B8])" office:value-type="float" office:value="32" calcext:value-type="float">
            <text:p>32</text:p>
          </table:table-cell>
          <table:table-cell table:style-name="ce39" table:formula="of:=SUM([.C2:.C8])" office:value-type="float" office:value="93.75" calcext:value-type="float">
            <text:p>93,75</text:p>
          </table:table-cell>
          <table:table-cell table:style-name="ce39" table:formula="of:=SUM([.D2:.D8])" office:value-type="float" office:value="106.5" calcext:value-type="float">
            <text:p>106,5</text:p>
          </table:table-cell>
          <table:table-cell table:style-name="ce39" table:formula="of:=SUM([.E2:.E8])" office:value-type="float" office:value="213.75" calcext:value-type="float">
            <text:p>213,75</text:p>
          </table:table-cell>
          <table:table-cell table:style-name="ce39" table:formula="of:=SUM([.F2:.F8])" office:value-type="float" office:value="213.5" calcext:value-type="float">
            <text:p>213,5</text:p>
          </table:table-cell>
          <table:table-cell table:style-name="ce39" table:formula="of:=SUM([.G2:.G8])" office:value-type="float" office:value="77.5" calcext:value-type="float">
            <text:p>77,5</text:p>
          </table:table-cell>
          <table:table-cell table:style-name="ce39" table:formula="of:=SUM([.H2:.H8])" office:value-type="float" office:value="91" calcext:value-type="float">
            <text:p>91</text:p>
          </table:table-cell>
          <table:table-cell table:style-name="ce39" table:formula="of:=SUM([.I2:.I8])" office:value-type="float" office:value="114.5" calcext:value-type="float">
            <text:p>114,5</text:p>
          </table:table-cell>
          <table:table-cell table:style-name="ce39" table:formula="of:=SUM([.J2:.J8])" office:value-type="float" office:value="84.25" calcext:value-type="float">
            <text:p>84,25</text:p>
          </table:table-cell>
          <table:table-cell table:style-name="ce39" table:formula="of:=SUM([.K2:.K8])" office:value-type="float" office:value="131" calcext:value-type="float">
            <text:p>131</text:p>
          </table:table-cell>
          <table:table-cell table:style-name="ce39" table:formula="of:=SUM([.L2:.L8])" office:value-type="float" office:value="78" calcext:value-type="float">
            <text:p>78</text:p>
          </table:table-cell>
          <table:table-cell table:style-name="ce39" table:formula="of:=SUM([.M2:.M8])" office:value-type="float" office:value="5.75" calcext:value-type="float">
            <text:p>5,75</text:p>
          </table:table-cell>
          <table:table-cell table:style-name="ce39" table:formula="of:=SUM([.N2:.N8])" office:value-type="float" office:value="0" calcext:value-type="float">
            <text:p>0</text:p>
          </table:table-cell>
          <table:table-cell table:style-name="ce39" table:formula="of:=SUM([.O2:.O8])" office:value-type="float" office:value="0" calcext:value-type="float">
            <text:p>0</text:p>
          </table:table-cell>
          <table:table-cell table:style-name="ce41" table:formula="of:=SUM([.B9:.O9])" office:value-type="float" office:value="1241.5" calcext:value-type="float">
            <text:p>1241,5</text:p>
          </table:table-cell>
          <table:table-cell table:number-columns-repeated="1008"/>
        </table:table-row>
        <table:table-row table:style-name="ro1">
          <table:table-cell table:style-name="ce20" table:number-columns-repeated="15"/>
          <table:table-cell table:number-columns-repeated="1009"/>
        </table:table-row>
        <table:table-row table:style-name="ro1">
          <table:table-cell table:style-name="ce20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0"/>
          <table:table-cell table:number-columns-repeated="1020"/>
        </table:table-row>
        <table:table-row table:style-name="ro2" table:number-rows-repeated="30">
          <table:table-cell table:number-columns-repeated="1024"/>
        </table:table-row>
        <table:table-row table:style-name="ro1">
          <table:table-cell table:number-columns-repeated="19"/>
          <table:table-cell table:style-name="ce20"/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taal.B2:Totaal.O8">
            <calcext:condition calcext:apply-style-name="ConditionalStyle_1" calcext:value="&gt;20" calcext:base-cell-address="Totaal.B2"/>
          </calcext:conditional-format>
          <calcext:conditional-format calcext:target-range-address="Totaal.B2:Totaal.O8">
            <calcext:condition calcext:apply-style-name="ConditionalStyle_2" calcext:value="between(10,20)" calcext:base-cell-address="Totaal.B2"/>
          </calcext:conditional-format>
          <calcext:conditional-format calcext:target-range-address="Totaal.B2:Totaal.O8">
            <calcext:condition calcext:apply-style-name="ConditionalStyle_3" calcext:value="&lt;10" calcext:base-cell-address="Totaa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/>
    </number:date-style>
    <number:date-style style:name="N112">
      <number:day/>
      <number:text>/</number:text>
      <number:month/>
    </number:date-style>
    <number:date-style style:name="N113">
      <number:day number:style="long"/>
      <number:text>/</number:text>
      <number:month number:style="long"/>
    </number:date-style>
    <number:number-style style:name="N10107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7" number:language="nl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8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09" number:language="nl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10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nl" number:country="BE">
      <number:day/>
      <number:text>/</number:text>
      <number:month number:style="long"/>
      <number:text>/</number:text>
      <number:year number:style="long"/>
    </number:date-style>
    <number:date-style style:name="N10112" number:language="nl" number:country="BE">
      <number:day/>
      <number:text>/</number:text>
      <number:month number:textual="true"/>
      <number:text>/</number:text>
      <number:year/>
    </number:date-style>
    <number:date-style style:name="N10113" number:language="nl" number:country="BE">
      <number:day/>
      <number:text>/</number:text>
      <number:month number:textual="true"/>
    </number:date-style>
    <number:date-style style:name="N10114" number:language="nl" number:country="BE">
      <number:month number:textual="true"/>
      <number:text>/</number:text>
      <number:year/>
    </number:date-style>
    <number:time-style style:name="N10115" number:language="nl" number:country="BE">
      <number:hours/>
      <number:text>:</number:text>
      <number:minutes number:style="long"/>
      <number:text> </number:text>
      <number:am-pm/>
    </number:time-style>
    <number:time-style style:name="N10116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BE">
      <number:hours/>
      <number:text>:</number:text>
      <number:minutes number:style="long"/>
    </number:time-style>
    <number:time-style style:name="N10118" number:language="nl" number:country="BE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0" number:language="nl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1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2" number:language="nl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3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nl" number:country="B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2" style:volatile="true" number:language="nl" number:country="BE">
      <loext:text> </loext:text>
      <loext:fill-character> </loext:fill-character>
      <number:text>-    </number:text>
    </number:number-style>
    <number:text-style style:name="N10124" number:language="nl" number:country="B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B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2" style:volatile="true" number:language="nl" number:country="BE">
      <loext:text> </loext:text>
      <loext:fill-character> </loext:fill-character>
      <number:text>- € </number:text>
    </number:number-style>
    <number:text-style style:name="N10125" number:language="nl" number:country="BE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B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2" style:volatile="true" number:language="nl" number:country="B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6" number:language="nl" number:country="B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B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2" style:volatile="true" number:language="nl" number:country="B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7" number:language="nl" number:country="B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4c7c3" fo:border="none"/>
    </style:style>
    <style:style style:name="ConditionalStyle_5f_2" style:display-name="ConditionalStyle_2" style:family="table-cell" style:parent-style-name="Default">
      <style:table-cell-properties fo:background-color="#b7e1cd" fo:border="none"/>
    </style:style>
    <style:style style:name="ConditionalStyle_5f_3" style:display-name="ConditionalStyle_3" style:family="table-cell" style:parent-style-name="Default">
      <style:table-cell-properties fo:background-color="transparent" fo:border="none"/>
      <style:text-properties fo:color="#c5392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nockaert_2c__20_Jarre" style:display-name="PageStyle_Knockaert, Jar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enterghem_2c__20_Jorg" style:display-name="PageStyle_Van Renterghem, Jo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oose_2c__20_Tomas" style:display-name="PageStyle_Van Roose, T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chelden_2c__20_Freek" style:display-name="PageStyle_Verschelden, Fr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older_2c__20_Billie" style:display-name="PageStyle_Devolder, Bill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_20_Pontieu_2c__20_Thomas" style:display-name="PageStyle_De Pontieu, Th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al" style:display-name="PageStyle_Tota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on_2c__20_Sam" style:display-name="PageStyle_Persoon, S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976" meta:object-count="0"/>
    <meta:generator>LibreOffice/5.1.2.2$Linux_X86_64 LibreOffice_project/10m0$Build-2</meta:generator>
  </office:meta>
</office:document-meta>
</file>